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CREATE TABLE DEPT (</text:p>
      <text:p text:style-name="Preformatted_20_Text"><text:s text:c="4"/>-&gt; <text:s text:c="4"/>DEPTNO INT PRIMARY KEY,</text:p>
      <text:p text:style-name="Preformatted_20_Text"><text:s text:c="4"/>-&gt; <text:s text:c="4"/>DNAME VARCHAR(20),</text:p>
      <text:p text:style-name="Preformatted_20_Text"><text:s text:c="4"/>-&gt; <text:s text:c="4"/>LOC VARCHAR(20)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CREATE TABLE EMP (</text:p>
      <text:p text:style-name="Preformatted_20_Text"><text:s text:c="4"/>-&gt; <text:s text:c="4"/>EMPNO INT PRIMARY KEY,</text:p>
      <text:p text:style-name="Preformatted_20_Text"><text:s text:c="4"/>-&gt; <text:s text:c="4"/>ENAME VARCHAR(20),</text:p>
      <text:p text:style-name="Preformatted_20_Text"><text:s text:c="4"/>-&gt; <text:s text:c="4"/>JOB VARCHAR(20),</text:p>
      <text:p text:style-name="Preformatted_20_Text"><text:s text:c="4"/>-&gt; <text:s text:c="4"/>DEPTNO INT,</text:p>
      <text:p text:style-name="Preformatted_20_Text"><text:s text:c="4"/>-&gt; <text:s text:c="4"/>SAL DECIMAL(10,2),</text:p>
      <text:p text:style-name="Preformatted_20_Text"><text:s text:c="4"/>-&gt; <text:s text:c="4"/>FOREIGN KEY (DEPTNO) REFERENCES DEPT(DEPTNO)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INSERT INTO DEPT (DEPTNO, DNAME, LOC) VALUES</text:p>
      <text:p text:style-name="Preformatted_20_Text"><text:s text:c="4"/>-&gt; (10, 'HR', 'Delhi'),</text:p>
      <text:p text:style-name="Preformatted_20_Text"><text:s text:c="4"/>-&gt; (20, 'IT', 'Mumbai'),</text:p>
      <text:p text:style-name="Preformatted_20_Text"><text:s text:c="4"/>-&gt; (30, 'SALES', 'Bangalore'),</text:p>
      <text:p text:style-name="Preformatted_20_Text"><text:s text:c="4"/>-&gt; (40, 'FIN', 'Chennai'),</text:p>
      <text:p text:style-name="Preformatted_20_Text"><text:s text:c="4"/>-&gt; (50, 'ADMIN', 'Mumbai');</text:p>
      <text:p text:style-name="Preformatted_20_Text">Query OK, 5 rows affected (0.01 sec)</text:p>
      <text:p text:style-name="Preformatted_20_Text">Records: 5 <text:s/>Duplicates: 0 <text:s/>Warnings: 0</text:p>
      <text:p text:style-name="Preformatted_20_Text"/>
      <text:p text:style-name="Preformatted_20_Text">mysql&gt; INSERT INTO EMP (EMPNO, ENAME, JOB, DEPTNO, SAL) VALUES</text:p>
      <text:p text:style-name="Preformatted_20_Text"><text:s text:c="4"/>-&gt; (1001, 'John', 'MANAGER', 10, 50000.00),</text:p>
      <text:p text:style-name="Preformatted_20_Text"><text:s text:c="4"/>-&gt; (1002, 'Rita', 'CLERK', 20, 25000.00),</text:p>
      <text:p text:style-name="Preformatted_20_Text"><text:s text:c="4"/>-&gt; (1003, 'Steve', 'ANALYST', 20, 40000.00),</text:p>
      <text:p text:style-name="Preformatted_20_Text"><text:s text:c="4"/>-&gt; (1004, 'Mary', 'SALESREP', 30, 30000.00),</text:p>
      <text:p text:style-name="Preformatted_20_Text"><text:s text:c="4"/>-&gt; (1005, 'Tim', 'ENGINEER', 20, 35000.00),</text:p>
      <text:p text:style-name="Preformatted_20_Text"><text:s text:c="4"/>-&gt; (1006, 'Anita', 'CLERK', 40, 28000.00),</text:p>
      <text:p text:style-name="Preformatted_20_Text"><text:s text:c="4"/>-&gt; (1007, 'Robert', 'HR_REP', 10, 22000.00),</text:p>
      <text:p text:style-name="Preformatted_20_Text"><text:s text:c="4"/>-&gt; (1008, 'Nancy', 'MANAGER', 50, 60000.00),</text:p>
      <text:p text:style-name="Preformatted_20_Text"><text:s text:c="4"/>-&gt; (1009, 'Lisa', 'ADMIN', 50, 32000.00),</text:p>
      <text:p text:style-name="Preformatted_20_Text"><text:s text:c="4"/>-&gt; (1010, 'Jack', 'ENGINEER', 20, 45000.00);</text:p>
      <text:p text:style-name="Preformatted_20_Text">Query OK, 10 rows affected (0.03 sec)</text:p>
      <text:p text:style-name="P1">Records: 10 <text:s/>Duplicates: 0 <text:s/>Warnings: 0</text:p>
      <text:p text:style-name="Preformatted_20_Text">mysql&gt; DELIMITER //</text:p>
      <text:p text:style-name="Preformatted_20_Text">mysql&gt; CREATE PROCEDURE P1(IN EMPNO INT)</text:p>
      <text:p text:style-name="Preformatted_20_Text"><text:s text:c="4"/>-&gt; BEGIN</text:p>
      <text:p text:style-name="Preformatted_20_Text"><text:s text:c="4"/>-&gt; SELECT * FROM EMP WHERE EMP.EMPNO = EMPNO;</text:p>
      <text:p text:style-name="Preformatted_20_Text"><text:s text:c="4"/>-&gt; END</text:p>
      <text:p text:style-name="Preformatted_20_Text"><text:s text:c="4"/>-&gt; //</text:p>
      <text:p text:style-name="Preformatted_20_Text">Query OK, 0 rows affected (0.01 sec)</text:p>
      <text:p text:style-name="Preformatted_20_Text"/>
      <text:p text:style-name="Preformatted_20_Text">mysql&gt; CALL P1(1001)</text:p>
      <text:p text:style-name="Preformatted_20_Text"><text:s text:c="4"/>-&gt; ;</text:p>
      <text:p text:style-name="Preformatted_20_Text"><text:s text:c="4"/>-&gt; //</text:p>
      <text:p text:style-name="Preformatted_20_Text">+-------+-------+---------+--------+----------+</text:p>
      <text:p text:style-name="Preformatted_20_Text">| EMPNO | ENAME | JOB <text:s text:c="4"/>| DEPTNO | SAL <text:s text:c="5"/>|</text:p>
      <text:p text:style-name="Preformatted_20_Text">+-------+-------+---------+--------+----------+</text:p>
      <text:p text:style-name="Preformatted_20_Text">| <text:s/>1001 | John <text:s/>| MANAGER | <text:s text:c="4"/>10 | 50000.00 |</text:p>
      <text:p text:style-name="Preformatted_20_Text">+-------+-------+---------+--------+----------+</text:p>
      <text:p text:style-name="Preformatted_20_Text">1 row in set (0.00 sec)</text:p>
      <text:p text:style-name="Preformatted_20_Text"/>
      <text:p text:style-name="P1">Query OK, 0 rows affected (0.00 sec)</text:p>
      <text:p text:style-name="Standard"/>
      <text:p text:style-name="Standard"/>
      <text:p text:style-name="Standard"/>
      <text:p text:style-name="Standard"><text:soft-page-break/></text:p>
      <text:p text:style-name="Preformatted_20_Text">mysql&gt; CREATE PROCEDURE P2(IN EMPNO INT,IN ENAME VARCHAR(20),IN JOB VARCHAR(20),IN DEPTNO INT,IN SAL DECIMAL(10,2))</text:p>
      <text:p text:style-name="Preformatted_20_Text"><text:s text:c="4"/>-&gt; BEGIN</text:p>
      <text:p text:style-name="Preformatted_20_Text"><text:s text:c="4"/>-&gt; INSERT INTO EMP VALUES(EMPNO,ENAME,JOB,DEPTNO,SAL);</text:p>
      <text:p text:style-name="Preformatted_20_Text"><text:s text:c="4"/>-&gt; END //</text:p>
      <text:p text:style-name="Preformatted_20_Text">Query OK, 0 rows affected (0.03 sec)</text:p>
      <text:p text:style-name="Preformatted_20_Text"/>
      <text:p text:style-name="Preformatted_20_Text">mysql&gt; CALL P2(1011,'Hitesh','DEV',20,100000)//</text:p>
      <text:p text:style-name="Preformatted_20_Text">Query OK, 1 row affected (0.01 sec)</text:p>
      <text:p text:style-name="Preformatted_20_Text"/>
      <text:p text:style-name="Preformatted_20_Text">mysql&gt; SELECT * FROM EMP//</text:p>
      <text:p text:style-name="Preformatted_20_Text">+-------+--------+----------+--------+-----------+</text:p>
      <text:p text:style-name="Preformatted_20_Text">| EMPNO | ENAME <text:s/>| JOB <text:s text:c="5"/>| DEPTNO | SAL <text:s text:c="6"/>|</text:p>
      <text:p text:style-name="Preformatted_20_Text">+-------+--------+----------+--------+-----------+</text:p>
      <text:p text:style-name="Preformatted_20_Text">| <text:s/>1001 | John <text:s text:c="2"/>| MANAGER <text:s/>| <text:s text:c="4"/>10 | <text:s/>50000.00 |</text:p>
      <text:p text:style-name="Preformatted_20_Text">| <text:s/>1002 | Rita <text:s text:c="2"/>| CLERK <text:s text:c="3"/>| <text:s text:c="4"/>20 | <text:s/>25000.00 |</text:p>
      <text:p text:style-name="Preformatted_20_Text">| <text:s/>1003 | Steve <text:s/>| ANALYST <text:s/>| <text:s text:c="4"/>20 | <text:s/>40000.00 |</text:p>
      <text:p text:style-name="Preformatted_20_Text">| <text:s/>1004 | Mary <text:s text:c="2"/>| SALESREP | <text:s text:c="4"/>30 | <text:s/>30000.00 |</text:p>
      <text:p text:style-name="Preformatted_20_Text">| <text:s/>1005 | Tim <text:s text:c="3"/>| ENGINEER | <text:s text:c="4"/>20 | <text:s/>35000.00 |</text:p>
      <text:p text:style-name="Preformatted_20_Text">| <text:s/>1006 | Anita <text:s/>| CLERK <text:s text:c="3"/>| <text:s text:c="4"/>40 | <text:s/>28000.00 |</text:p>
      <text:p text:style-name="Preformatted_20_Text">| <text:s/>1007 | Robert | HR_REP <text:s text:c="2"/>| <text:s text:c="4"/>10 | <text:s/>22000.00 |</text:p>
      <text:p text:style-name="Preformatted_20_Text">| <text:s/>1008 | Nancy <text:s/>| MANAGER <text:s/>| <text:s text:c="4"/>50 | <text:s/>60000.00 |</text:p>
      <text:p text:style-name="Preformatted_20_Text">| <text:s/>1009 | Lisa <text:s text:c="2"/>| ADMIN <text:s text:c="3"/>| <text:s text:c="4"/>50 | <text:s/>32000.00 |</text:p>
      <text:p text:style-name="Preformatted_20_Text">| <text:s/>1010 | Jack <text:s text:c="2"/>| ENGINEER | <text:s text:c="4"/>20 | <text:s/>45000.00 |</text:p>
      <text:p text:style-name="Preformatted_20_Text">| <text:s/>1011 | Hitesh | DEV <text:s text:c="5"/>| <text:s text:c="4"/>20 | 100000.00 |</text:p>
      <text:p text:style-name="Preformatted_20_Text">+-------+--------+----------+--------+-----------+</text:p>
      <text:p text:style-name="Preformatted_20_Text">11 rows in set (0.00 sec)</text:p>
      <text:p text:style-name="P1"/>
      <text:p text:style-name="Preformatted_20_Text">mysql&gt; CREATE PROCEDURE P3(IN EMPNO INT,IN SAL_INC DECIMAL(9,2))</text:p>
      <text:p text:style-name="Preformatted_20_Text"><text:s text:c="4"/>-&gt; BEGIN</text:p>
      <text:p text:style-name="Preformatted_20_Text"><text:s text:c="4"/>-&gt; UPDATE EMP SET EMP.SAL = EMP.SAL + SAL_INC WHERE EMP.EMPNO = EMPNO;</text:p>
      <text:p text:style-name="Preformatted_20_Text"><text:s text:c="4"/>-&gt; END//</text:p>
      <text:p text:style-name="Preformatted_20_Text">Query OK, 0 rows affected (0.03 sec)</text:p>
      <text:p text:style-name="Preformatted_20_Text"/>
      <text:p text:style-name="Preformatted_20_Text">mysql&gt; CALL P3(1011,100000);</text:p>
      <text:p text:style-name="Preformatted_20_Text"><text:s text:c="4"/>-&gt; //</text:p>
      <text:p text:style-name="Preformatted_20_Text">Query OK, 1 row affected (0.03 sec)</text:p>
      <text:p text:style-name="Preformatted_20_Text"/>
      <text:p text:style-name="Preformatted_20_Text">mysql&gt; SELECT * FROM EMP//</text:p>
      <text:p text:style-name="Preformatted_20_Text">+-------+--------+----------+--------+-----------+</text:p>
      <text:p text:style-name="Preformatted_20_Text">| EMPNO | ENAME <text:s/>| JOB <text:s text:c="5"/>| DEPTNO | SAL <text:s text:c="6"/>|</text:p>
      <text:p text:style-name="Preformatted_20_Text">+-------+--------+----------+--------+-----------+</text:p>
      <text:p text:style-name="Preformatted_20_Text">| <text:s/>1001 | John <text:s text:c="2"/>| MANAGER <text:s/>| <text:s text:c="4"/>10 | <text:s/>50000.00 |</text:p>
      <text:p text:style-name="Preformatted_20_Text">| <text:s/>1002 | Rita <text:s text:c="2"/>| CLERK <text:s text:c="3"/>| <text:s text:c="4"/>20 | <text:s/>25000.00 |</text:p>
      <text:p text:style-name="Preformatted_20_Text">| <text:s/>1003 | Steve <text:s/>| ANALYST <text:s/>| <text:s text:c="4"/>20 | <text:s/>40000.00 |</text:p>
      <text:p text:style-name="Preformatted_20_Text">| <text:s/>1004 | Mary <text:s text:c="2"/>| SALESREP | <text:s text:c="4"/>30 | <text:s/>30000.00 |</text:p>
      <text:p text:style-name="Preformatted_20_Text">| <text:s/>1005 | Tim <text:s text:c="3"/>| ENGINEER | <text:s text:c="4"/>20 | <text:s/>35000.00 |</text:p>
      <text:p text:style-name="Preformatted_20_Text">| <text:s/>1006 | Anita <text:s/>| CLERK <text:s text:c="3"/>| <text:s text:c="4"/>40 | <text:s/>28000.00 |</text:p>
      <text:p text:style-name="Preformatted_20_Text">| <text:s/>1007 | Robert | HR_REP <text:s text:c="2"/>| <text:s text:c="4"/>10 | <text:s/>22000.00 |</text:p>
      <text:p text:style-name="Preformatted_20_Text">| <text:s/>1008 | Nancy <text:s/>| MANAGER <text:s/>| <text:s text:c="4"/>50 | <text:s/>60000.00 |</text:p>
      <text:p text:style-name="Preformatted_20_Text">| <text:s/>1009 | Lisa <text:s text:c="2"/>| ADMIN <text:s text:c="3"/>| <text:s text:c="4"/>50 | <text:s/>32000.00 |</text:p>
      <text:p text:style-name="Preformatted_20_Text">| <text:s/>1010 | Jack <text:s text:c="2"/>| ENGINEER | <text:s text:c="4"/>20 | <text:s/>45000.00 |</text:p>
      <text:p text:style-name="Preformatted_20_Text">| <text:s/>1011 | Hitesh | DEV <text:s text:c="5"/>| <text:s text:c="4"/>20 | 200000.00 |</text:p>
      <text:p text:style-name="Preformatted_20_Text">+-------+--------+----------+--------+-----------+</text:p>
      <text:p text:style-name="P1">11 rows in set (0.00 sec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reformatted_20_Text">mysql&gt; CREATE PROCEDURE P4(IN EMPNAME VARCHAR(20))</text:p>
      <text:p text:style-name="Preformatted_20_Text"><text:s text:c="4"/>-&gt; BEGIN</text:p>
      <text:p text:style-name="Preformatted_20_Text"><text:s text:c="4"/>-&gt; DELETE FROM EMP WHERE ENAME = EMPNAME;</text:p>
      <text:p text:style-name="Preformatted_20_Text"><text:s text:c="4"/>-&gt; END//</text:p>
      <text:p text:style-name="Preformatted_20_Text">Query OK, 0 rows affected (0.01 sec)</text:p>
      <text:p text:style-name="Preformatted_20_Text"/>
      <text:p text:style-name="Preformatted_20_Text">mysql&gt; CALL P4('Lisa');</text:p>
      <text:p text:style-name="Preformatted_20_Text"><text:s text:c="4"/>-&gt; //</text:p>
      <text:p text:style-name="Preformatted_20_Text">Query OK, 1 row affected (0.01 sec)</text:p>
      <text:p text:style-name="Preformatted_20_Text"/>
      <text:p text:style-name="Preformatted_20_Text">mysql&gt; SELECT * FROM EMP;</text:p>
      <text:p text:style-name="Preformatted_20_Text"><text:s text:c="4"/>-&gt; //</text:p>
      <text:p text:style-name="Preformatted_20_Text">+-------+--------+----------+--------+-----------+</text:p>
      <text:p text:style-name="Preformatted_20_Text">| EMPNO | ENAME <text:s/>| JOB <text:s text:c="5"/>| DEPTNO | SAL <text:s text:c="6"/>|</text:p>
      <text:p text:style-name="Preformatted_20_Text">+-------+--------+----------+--------+-----------+</text:p>
      <text:p text:style-name="Preformatted_20_Text">| <text:s/>1001 | John <text:s text:c="2"/>| MANAGER <text:s/>| <text:s text:c="4"/>10 | <text:s/>50000.00 |</text:p>
      <text:p text:style-name="Preformatted_20_Text">| <text:s/>1002 | Rita <text:s text:c="2"/>| CLERK <text:s text:c="3"/>| <text:s text:c="4"/>20 | <text:s/>25000.00 |</text:p>
      <text:p text:style-name="Preformatted_20_Text">| <text:s/>1003 | Steve <text:s/>| ANALYST <text:s/>| <text:s text:c="4"/>20 | <text:s/>40000.00 |</text:p>
      <text:p text:style-name="Preformatted_20_Text">| <text:s/>1004 | Mary <text:s text:c="2"/>| SALESREP | <text:s text:c="4"/>30 | <text:s/>30000.00 |</text:p>
      <text:p text:style-name="Preformatted_20_Text">| <text:s/>1005 | Tim <text:s text:c="3"/>| ENGINEER | <text:s text:c="4"/>20 | <text:s/>35000.00 |</text:p>
      <text:p text:style-name="Preformatted_20_Text">| <text:s/>1006 | Anita <text:s/>| CLERK <text:s text:c="3"/>| <text:s text:c="4"/>40 | <text:s/>28000.00 |</text:p>
      <text:p text:style-name="Preformatted_20_Text">| <text:s/>1007 | Robert | HR_REP <text:s text:c="2"/>| <text:s text:c="4"/>10 | <text:s/>22000.00 |</text:p>
      <text:p text:style-name="Preformatted_20_Text">| <text:s/>1008 | Nancy <text:s/>| MANAGER <text:s/>| <text:s text:c="4"/>50 | <text:s/>60000.00 |</text:p>
      <text:p text:style-name="Preformatted_20_Text">| <text:s/>1010 | Jack <text:s text:c="2"/>| ENGINEER | <text:s text:c="4"/>20 | <text:s/>45000.00 |</text:p>
      <text:p text:style-name="Preformatted_20_Text">| <text:s/>1011 | Hitesh | DEV <text:s text:c="5"/>| <text:s text:c="4"/>20 | 200000.00 |</text:p>
      <text:p text:style-name="Preformatted_20_Text">+-------+--------+----------+--------+-----------+</text:p>
      <text:p text:style-name="P1">10 rows in set (0.00 sec)</text:p>
      <text:p text:style-name="Preformatted_20_Text">mysql&gt; CREATE FUNCTION F5() RETURNS DECIMAL(10,2)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MIN_SAL DECIMAL(10,2);</text:p>
      <text:p text:style-name="Preformatted_20_Text"><text:s text:c="4"/>-&gt; SELECT MIN(SAL) FROM EMP INTO MIN_SAL;</text:p>
      <text:p text:style-name="Preformatted_20_Text"><text:s text:c="4"/>-&gt; RETURN MIN_SAL;</text:p>
      <text:p text:style-name="Preformatted_20_Text"><text:s text:c="4"/>-&gt; END//</text:p>
      <text:p text:style-name="Preformatted_20_Text">Query OK, 0 rows affected (0.03 sec)</text:p>
      <text:p text:style-name="Preformatted_20_Text"/>
      <text:p text:style-name="Preformatted_20_Text">mysql&gt; SELECT F5() AS MINSAL;</text:p>
      <text:p text:style-name="Preformatted_20_Text"><text:s text:c="4"/>-&gt; //</text:p>
      <text:p text:style-name="Preformatted_20_Text">+----------+</text:p>
      <text:p text:style-name="Preformatted_20_Text">| MINSAL <text:s text:c="2"/>|</text:p>
      <text:p text:style-name="Preformatted_20_Text">+----------+</text:p>
      <text:p text:style-name="Preformatted_20_Text">| 22000.00 |</text:p>
      <text:p text:style-name="Preformatted_20_Text">+----------+</text:p>
      <text:p text:style-name="P1">1 row in set (0.00 sec)</text:p>
      <text:p text:style-name="Preformatted_20_Text">mysql&gt; CREATE FUNCTION F6(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NUM_EMP INT;</text:p>
      <text:p text:style-name="Preformatted_20_Text"><text:s text:c="4"/>-&gt; SELECT COUNT(*) FROM EMP INTO NUM_EMP;</text:p>
      <text:p text:style-name="Preformatted_20_Text"><text:s text:c="4"/>-&gt; RETURN NUM_EMP;</text:p>
      <text:p text:style-name="Preformatted_20_Text"><text:s text:c="4"/>-&gt; END//</text:p>
      <text:p text:style-name="P1">Query OK, 0 rows affected (0.03 sec)</text:p>
      <text:p text:style-name="Preformatted_20_Text">mysql&gt; SELECT F6() AS "NUMBER OF EMPLOYEES";</text:p>
      <text:p text:style-name="Preformatted_20_Text"><text:s text:c="4"/>-&gt; //</text:p>
      <text:p text:style-name="Preformatted_20_Text">+---------------------+</text:p>
      <text:p text:style-name="Preformatted_20_Text">| NUMBER OF EMPLOYEES |</text:p>
      <text:p text:style-name="Preformatted_20_Text">+---------------------+</text:p>
      <text:p text:style-name="Preformatted_20_Text">| <text:s text:c="17"/>10 |</text:p>
      <text:p text:style-name="Preformatted_20_Text">+---------------------+</text:p>
      <text:p text:style-name="P1"><text:soft-page-break/>1 row in set (0.00 sec)</text:p>
      <text:p text:style-name="Preformatted_20_Text">mysql&gt; CREATE FUNCTION F7(EMPNO INT) RETURNS DECIMAL(10,2)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SAL_EMP DECIMAL(10,2);</text:p>
      <text:p text:style-name="Preformatted_20_Text"><text:s text:c="4"/>-&gt; SELECT SAL FROM EMP WHERE EMP.EMPNO = EMPNO INTO SAL_EMP;</text:p>
      <text:p text:style-name="Preformatted_20_Text"><text:s text:c="4"/>-&gt; RETURN SAL_EMP;</text:p>
      <text:p text:style-name="Preformatted_20_Text"><text:s text:c="4"/>-&gt; END//</text:p>
      <text:p text:style-name="Preformatted_20_Text">Query OK, 0 rows affected (0.00 sec)</text:p>
      <text:p text:style-name="Preformatted_20_Text"/>
      <text:p text:style-name="Preformatted_20_Text">mysql&gt; SELECT F7(1011) AS "EMP SAL OF 1011";</text:p>
      <text:p text:style-name="Preformatted_20_Text"><text:s text:c="4"/>-&gt; //</text:p>
      <text:p text:style-name="Preformatted_20_Text">+-----------------+</text:p>
      <text:p text:style-name="Preformatted_20_Text">| EMP SAL OF 1011 |</text:p>
      <text:p text:style-name="Preformatted_20_Text">+-----------------+</text:p>
      <text:p text:style-name="Preformatted_20_Text">| <text:s text:c="6"/>200000.00 |</text:p>
      <text:p text:style-name="Preformatted_20_Text">+-----------------+</text:p>
      <text:p text:style-name="P1">1 row in set (0.01 sec)</text:p>
      <text:p text:style-name="Preformatted_20_Text">mysql&gt; CREATE FUNCTION AVERAGE(DEPTNO INT) RETURNS DECIMAL(10,2)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AVG_SAL DECIMAL(10,2);</text:p>
      <text:p text:style-name="Preformatted_20_Text"><text:s text:c="4"/>-&gt; SELECT AVG(SAL) FROM EMP WHERE EMP.DEPTNO = DEPTNO INTO AVG_SAL;</text:p>
      <text:p text:style-name="Preformatted_20_Text"><text:s text:c="4"/>-&gt; RETURN AVG_SAL;</text:p>
      <text:p text:style-name="Preformatted_20_Text"><text:s text:c="4"/>-&gt; END//</text:p>
      <text:p text:style-name="Preformatted_20_Text">Query OK, 0 rows affected (0.04 sec)</text:p>
      <text:p text:style-name="Preformatted_20_Text"/>
      <text:p text:style-name="Preformatted_20_Text">mysql&gt; SELECT AVERAGE(20) AS "AVERAGE SAL OF EMP FROM IT";</text:p>
      <text:p text:style-name="Preformatted_20_Text"><text:s text:c="4"/>-&gt; //</text:p>
      <text:p text:style-name="Preformatted_20_Text">+----------------------------+</text:p>
      <text:p text:style-name="Preformatted_20_Text">| AVERAGE SAL OF EMP FROM IT |</text:p>
      <text:p text:style-name="Preformatted_20_Text">+----------------------------+</text:p>
      <text:p text:style-name="Preformatted_20_Text">| <text:s text:c="18"/>69000.00 |</text:p>
      <text:p text:style-name="Preformatted_20_Text">+----------------------------+</text:p>
      <text:p text:style-name="P1">1 row in set (0.00 sec)</text:p>
      <text:p text:style-name="Preformatted_20_Text">mysql&gt; CREATE PROCEDURE P10(IN DEPTNO INT)</text:p>
      <text:p text:style-name="Preformatted_20_Text"><text:s text:c="4"/>-&gt; BEGIN</text:p>
      <text:p text:style-name="Preformatted_20_Text"><text:s text:c="4"/>-&gt; SELECT ENAME FROM EMP WHERE EMP.DEPTNO = DEPTNO;</text:p>
      <text:p text:style-name="Preformatted_20_Text"><text:s text:c="4"/>-&gt; END//</text:p>
      <text:p text:style-name="P1">Query OK, 0 rows affected (0.03 sec)</text:p>
      <text:p text:style-name="Preformatted_20_Text">mysql&gt; CALL P10(20);</text:p>
      <text:p text:style-name="Preformatted_20_Text"><text:s text:c="4"/>-&gt; //</text:p>
      <text:p text:style-name="Preformatted_20_Text">+--------+</text:p>
      <text:p text:style-name="Preformatted_20_Text">| ENAME <text:s/>|</text:p>
      <text:p text:style-name="Preformatted_20_Text">+--------+</text:p>
      <text:p text:style-name="Preformatted_20_Text">| Rita <text:s text:c="2"/>|</text:p>
      <text:p text:style-name="Preformatted_20_Text">| Steve <text:s/>|</text:p>
      <text:p text:style-name="Preformatted_20_Text">| Tim <text:s text:c="3"/>|</text:p>
      <text:p text:style-name="Preformatted_20_Text">| Jack <text:s text:c="2"/>|</text:p>
      <text:p text:style-name="Preformatted_20_Text">| Hitesh |</text:p>
      <text:p text:style-name="Preformatted_20_Text">+--------+</text:p>
      <text:p text:style-name="Preformatted_20_Text">5 rows in set (0.00 sec)</text:p>
      <text:p text:style-name="Preformatted_20_Text"/>
      <text:p text:style-name="P1">Query OK, 0 rows affected (0.00 sec)</text:p>
      <text:p text:style-name="Standard"/>
      <text:p text:style-name="Standard"/>
      <text:p text:style-name="Standard"/>
      <text:p text:style-name="Preformatted_20_Text"><text:soft-page-break/>mysql&gt; CREATE PROCEDURE P11()</text:p>
      <text:p text:style-name="Preformatted_20_Text"><text:s text:c="4"/>-&gt; BEGIN</text:p>
      <text:p text:style-name="Preformatted_20_Text"><text:s text:c="4"/>-&gt; SELECT DEPT.DEPTNO,DEPT.DNAME,MAX(SAL) FROM EMP,DEPT WHERE EMP.DEPTNO = DEPT.DEPTNO GROUP BY DEPT.DEPTNO;</text:p>
      <text:p text:style-name="Preformatted_20_Text"><text:s text:c="4"/>-&gt; END//</text:p>
      <text:p text:style-name="Preformatted_20_Text">Query OK, 0 rows affected (0.03 sec)</text:p>
      <text:p text:style-name="Preformatted_20_Text"/>
      <text:p text:style-name="Preformatted_20_Text">mysql&gt; CALL P11();</text:p>
      <text:p text:style-name="Preformatted_20_Text"><text:s text:c="4"/>-&gt; //</text:p>
      <text:p text:style-name="Preformatted_20_Text">+--------+-------+-----------+</text:p>
      <text:p text:style-name="Preformatted_20_Text">| DEPTNO | DNAME | MAX(SAL) <text:s/>|</text:p>
      <text:p text:style-name="Preformatted_20_Text">+--------+-------+-----------+</text:p>
      <text:p text:style-name="Preformatted_20_Text">| <text:s text:c="4"/>10 | HR <text:s text:c="3"/>| <text:s/>50000.00 |</text:p>
      <text:p text:style-name="Preformatted_20_Text">| <text:s text:c="4"/>20 | IT <text:s text:c="3"/>| 200000.00 |</text:p>
      <text:p text:style-name="Preformatted_20_Text">| <text:s text:c="4"/>30 | SALES | <text:s/>30000.00 |</text:p>
      <text:p text:style-name="Preformatted_20_Text">| <text:s text:c="4"/>40 | FIN <text:s text:c="2"/>| <text:s/>28000.00 |</text:p>
      <text:p text:style-name="Preformatted_20_Text">| <text:s text:c="4"/>50 | ADMIN | <text:s/>60000.00 |</text:p>
      <text:p text:style-name="Preformatted_20_Text">+--------+-------+-----------+</text:p>
      <text:p text:style-name="Preformatted_20_Text">5 rows in set (0.00 sec)</text:p>
      <text:p text:style-name="Preformatted_20_Text"/>
      <text:p text:style-name="P1">Query OK, 0 rows affected (0.00 sec)</text:p>
      <text:p text:style-name="Preformatted_20_Text">mysql&gt; CREATE FUNCTION F11(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CNT INT;</text:p>
      <text:p text:style-name="Preformatted_20_Text"><text:s text:c="4"/>-&gt; SELECT COUNT(*) FROM EMP WHERE SAL &gt; 30000 INTO CNT;</text:p>
      <text:p text:style-name="Preformatted_20_Text"><text:s text:c="4"/>-&gt; RETURN CNT;</text:p>
      <text:p text:style-name="Preformatted_20_Text"><text:s text:c="4"/>-&gt; END//</text:p>
      <text:p text:style-name="Preformatted_20_Text">Query OK, 0 rows affected (0.01 sec)</text:p>
      <text:p text:style-name="Preformatted_20_Text"/>
      <text:p text:style-name="Preformatted_20_Text">mysql&gt; SELECT F11() AS "PPL WITH SAL &gt; 30000";</text:p>
      <text:p text:style-name="Preformatted_20_Text"><text:s text:c="4"/>-&gt; //</text:p>
      <text:p text:style-name="Preformatted_20_Text">+----------------------+</text:p>
      <text:p text:style-name="Preformatted_20_Text">| PPL WITH SAL &gt; 30000 |</text:p>
      <text:p text:style-name="Preformatted_20_Text">+----------------------+</text:p>
      <text:p text:style-name="Preformatted_20_Text">| <text:s text:c="19"/>6 |</text:p>
      <text:p text:style-name="Preformatted_20_Text">+----------------------+</text:p>
      <text:p text:style-name="Preformatted_20_Text">1 row in set (0.00 sec)</text:p>
      <text:p text:style-name="P1"/>
      <text:p text:style-name="Preformatted_20_Text">mysql&gt; CREATE FUNCTION F12(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CNT INT;</text:p>
      <text:p text:style-name="Preformatted_20_Text"><text:s text:c="4"/>-&gt; SELECT COUNT(*) FROM EMP,DEPT WHERE EMP.DEPTNO = DEPT.DEPTNO AND DEPT.LOC = 'Mumbai' INTO CNT;</text:p>
      <text:p text:style-name="Preformatted_20_Text"><text:s text:c="4"/>-&gt; RETURN CNT</text:p>
      <text:p text:style-name="Preformatted_20_Text"><text:s text:c="4"/>-&gt; ;</text:p>
      <text:p text:style-name="Preformatted_20_Text"><text:s text:c="4"/>-&gt; END//</text:p>
      <text:p text:style-name="Preformatted_20_Text">Query OK, 0 rows affected (0.01 sec)</text:p>
      <text:p text:style-name="Preformatted_20_Text"/>
      <text:p text:style-name="Preformatted_20_Text">mysql&gt; SELECT F12() AS "MUMBAI CNT";</text:p>
      <text:p text:style-name="Preformatted_20_Text"><text:s text:c="4"/>-&gt; //</text:p>
      <text:p text:style-name="Preformatted_20_Text">+------------+</text:p>
      <text:p text:style-name="Preformatted_20_Text">| MUMBAI CNT |</text:p>
      <text:p text:style-name="Preformatted_20_Text">+------------+</text:p>
      <text:p text:style-name="Preformatted_20_Text">| <text:s text:c="9"/>6 |</text:p>
      <text:p text:style-name="Preformatted_20_Text">+------------+</text:p>
      <text:p text:style-name="Preformatted_20_Text">1 row in set (0.00 sec)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5:44:26.249650662</meta:creation-date>
    <dc:date>2025-11-05T17:03:01.055392250</dc:date>
    <meta:editing-duration>PT14M58S</meta:editing-duration>
    <meta:editing-cycles>1</meta:editing-cycles>
    <meta:document-statistic meta:table-count="0" meta:image-count="0" meta:object-count="0" meta:page-count="5" meta:paragraph-count="260" meta:word-count="1442" meta:character-count="8406" meta:non-whitespace-character-count="6441"/>
    <meta:generator>LibreOffice/24.2.7.2$Linux_X86_64 LibreOffice_project/420$Build-2</meta:generator>
  </office:meta>
</office:document-meta>
</file>